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epared for Meeting with Thomas</text:p>
          </table:table-cell>
          <table:table-cell table:style-name="ce12"/>
        </table:table-row>
        <table:table-row table:style-name="ro5">
          <table:table-cell table:style-name="ce16" office:value-type="date" office:date-value="2025-04-25" calcext:value-type="date">
            <text:p>2025-04-25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Finished centralised offline system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28" calcext:value-type="date">
            <text:p>2025-04-28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Trajectory Performance-Metrics implemented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3">
          <table:table-cell table:style-name="ce16" office:value-type="date" office:date-value="2025-05-01" calcext:value-type="date">
            <text:p>2025-05-01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STLC metric and fixed small bugs; Opened mappymatch issue regarding failed map-matching</text:p>
          </table:table-cell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3" calcext:value-type="date">
            <text:p>2025-05-03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and checked notebooks; 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4" calcext:value-type="date">
            <text:p>2025-05-0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Refactored and checked notebooks; Researched ZeroMQ and gRPC; Started distributed offline system</text:p>
          </table:table-cell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3">
          <table:table-cell table:style-name="ce16" office:value-type="date" office:date-value="2025-05-06" calcext:value-type="date">
            <text:p>2025-05-06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12"/>
        </table:table-row>
        <table:table-row table:style-name="ro4">
          <table:table-cell table:style-name="ce16" office:value-type="date" office:date-value="2025-05-07" calcext:value-type="date">
            <text:p>2025-05-07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73.75" calcext:value-type="float">
            <text:p>173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4797297297297" calcext:value-type="float">
            <text:p>2.35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22:52:00.132177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08T22:53:15.315171241</dc:date>
    <meta:editing-duration>PT2H24M36S</meta:editing-duration>
    <meta:editing-cycles>85</meta:editing-cycles>
    <meta:generator>LibreOffice/24.2.7.2$Linux_X86_64 LibreOffice_project/420$Build-2</meta:generator>
    <meta:document-statistic meta:table-count="1" meta:cell-count="266" meta:object-count="0"/>
  </office:meta>
</office:document-meta>
</file>